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Test3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FieldTest3.test_codec_null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FieldTest3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FieldTest3.test_codec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0.setValue( Da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3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ieldTest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Test3.test_codec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